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5f34" officeooo:paragraph-rsid="000b5f34"/>
    </style:style>
    <style:style style:name="P2" style:family="paragraph" style:parent-style-name="Standard">
      <style:text-properties officeooo:rsid="000b5f34" officeooo:paragraph-rsid="000e57c6"/>
    </style:style>
    <style:style style:name="P3" style:family="paragraph" style:parent-style-name="Standard">
      <style:text-properties officeooo:rsid="000e5523" officeooo:paragraph-rsid="000e5523"/>
    </style:style>
    <style:style style:name="P4" style:family="paragraph" style:parent-style-name="Standard">
      <style:text-properties officeooo:rsid="000e5523" officeooo:paragraph-rsid="000e57c6"/>
    </style:style>
    <style:style style:name="P5" style:family="paragraph" style:parent-style-name="Standard">
      <style:text-properties officeooo:rsid="000e57c6" officeooo:paragraph-rsid="000e57c6"/>
    </style:style>
    <style:style style:name="P6" style:family="paragraph" style:parent-style-name="Standard">
      <style:text-properties officeooo:rsid="000e57c6" officeooo:paragraph-rsid="0011a65d"/>
    </style:style>
    <style:style style:name="P7" style:family="paragraph" style:parent-style-name="Standard">
      <style:text-properties fo:font-size="13pt" fo:font-weight="bold" officeooo:rsid="000b5f34" officeooo:paragraph-rsid="000b5f34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0b5f34" officeooo:paragraph-rsid="0011a65d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0e57c6" officeooo:paragraph-rsid="0011a65d" style:font-size-asian="13pt" style:font-weight-asian="bold" style:font-size-complex="13pt" style:font-weight-complex="bold"/>
    </style:style>
    <style:style style:name="P10" style:family="paragraph" style:parent-style-name="Standard">
      <style:text-properties officeooo:rsid="000e57c6" officeooo:paragraph-rsid="001a9616"/>
    </style:style>
    <style:style style:name="P11" style:family="paragraph" style:parent-style-name="Standard">
      <style:text-properties officeooo:rsid="000e57c6" officeooo:paragraph-rsid="001d82ae"/>
    </style:style>
    <style:style style:name="T1" style:family="text">
      <style:text-properties officeooo:rsid="000e5523"/>
    </style:style>
    <style:style style:name="T2" style:family="text">
      <style:text-properties officeooo:rsid="000e57c6"/>
    </style:style>
    <style:style style:name="T3" style:family="text">
      <style:text-properties officeooo:rsid="000ee6d5"/>
    </style:style>
    <style:style style:name="T4" style:family="text">
      <style:text-properties officeooo:rsid="0011a65d"/>
    </style:style>
    <style:style style:name="T5" style:family="text">
      <style:text-properties officeooo:rsid="001a9616"/>
    </style:style>
    <style:style style:name="T6" style:family="text">
      <style:text-properties officeooo:rsid="001c21e9"/>
    </style:style>
    <style:style style:name="T7" style:family="text">
      <style:text-properties officeooo:rsid="001d82a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.用户登录模块</text:p>
      <text:p text:style-name="P4">1.登录页面</text:p>
      <text:p text:style-name="P2"><text:tab/><text:span text:style-name="T2">a）</text:span>输入用户名、密码，点击登录按钮进行登录操作。</text:p>
      <text:p text:style-name="P2"><text:tab/>b）点击按钮修改密码，跳转至修改密码界面。</text:p>
      <text:p text:style-name="P2"><text:tab/>c）成功登陆后进入首页。</text:p>
      <text:p text:style-name="P2"><text:span text:style-name="T1">2.修改密码</text:span>（也可改为首次登录修改）</text:p>
      <text:p text:style-name="P2"><text:tab/>a）用户输入用户名、原始密码和新密码进行修改操作，</text:p>
      <text:p text:style-name="P2"><text:tab/>b）点击确定后跳转至登录页面。</text:p>
      <text:p text:style-name="P1"/>
      <text:p text:style-name="P7">II.首页模块</text:p>
      <text:p text:style-name="P5">1.首页</text:p>
      <text:p text:style-name="P2"><text:tab/>a）显示<text:span text:style-name="T1">5个按钮或区域，点击分别进入不同模块。</text:span></text:p>
      <text:p text:style-name="P1"/>
      <text:p text:style-name="P7">III.数据表模块</text:p>
      <text:p text:style-name="P3">1.数据表默认页面</text:p>
      <text:p text:style-name="P1"><text:tab/>a）显示主表内容，带分页功能，可以翻页。</text:p>
      <text:p text:style-name="P3"><text:tab/>b）主表可以多字段查询，返回查询结果。</text:p>
      <text:p text:style-name="P3"><text:tab/>c）点击行末图标，可以修改此行内容（前端）。点击提交按钮后，保存修改内容（访问后端）。</text:p>
      <text:p text:style-name="P3"><text:tab/><text:span text:style-name="T2">d）点击导入按钮，进入导入页面。</text:span></text:p>
      <text:p text:style-name="P5">2.导入页面</text:p>
      <text:p text:style-name="P10"><text:tab/>a）进入导入页面时，查询并显示导入操作进度，对于共<text:span text:style-name="T5">14张表，</text:span>已完成的对应按钮将显示为绿色，未完成标红色。</text:p>
      <text:p text:style-name="P10"><text:tab/>b）点击左侧列表中任一按钮，进入对应的数据表提交操作页面。如果当前数据表操作已完成，则显示完成字样，（只允许清空操作）；如果当前为完成，则返回目前未通过检验的所有数据。</text:p>
      <text:p text:style-name="P10"><text:tab/>c）未进行上传的数据表，可以点击浏览、上传按钮进行上传，只递交文件名格式通过的文件。对于多个文件上传时出现任意数量的文件格式错误，将提示出错的文件名，否则提示上传成功，不予进行数据处理。</text:p>
      <text:p text:style-name="P11"><text:tab/><text:span text:style-name="T7">d）点击校验按钮</text:span>，后台将进行逻辑校验并返回全部错误数据，在表格中进行分页显示，对于正确的文件提交将予以文字提示。</text:p>
      <text:p text:style-name="P10"><text:tab/>e<text:span text:style-name="T6">）对错误数据，可以进行单行修改，点击按钮进行编辑保存。</text:span></text:p>
      <text:p text:style-name="P10"><text:tab/><text:span text:style-name="T7">f）当14张表全部完成上传后，可点击提交按钮，生成雇员信息表，并跳转至数据表默认页面。</text:span></text:p>
      <text:p text:style-name="P6"/>
      <text:p text:style-name="P8">IV.数据可视化模块</text:p>
      <text:p text:style-name="P6"><text:span text:style-name="T4">1.</text:span>导入页面</text:p>
      <text:p text:style-name="P9"/>
      <text:p text:style-name="P9"/>
      <text:p text:style-name="P9">V.模型训练模块</text:p>
      <text:p text:style-name="P9"/>
      <text:p text:style-name="P9">VI.模型预测模块</text:p>
      <text:p text:style-name="P9"/>
      <text:p text:style-name="P9">VII.报告导出模块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4:14:53.836812496</meta:creation-date>
    <dc:date>2019-06-24T13:07:14.252544675</dc:date>
    <meta:editing-duration>PT3H7M1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662" meta:character-count="700" meta:non-whitespace-character-count="684"/>
  </office:meta>
</office:document-meta>
</file>